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07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1" table:number-columns-repeated="4" table:default-cell-style-name="ce3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1" office:value-type="string" calcext:value-type="string">
            <text:p>Process Time (s)</text:p>
          </table:table-cell>
          <table:table-cell table:style-name="ce1" office:value-type="string" calcext:value-type="string">
            <text:p>Mat Typ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bls</text:p>
          </table:table-cell>
          <table:table-cell table:style-name="ce1" office:value-type="string" calcext:value-type="string">
            <text:p>Method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00198</text:p>
          </table:table-cell>
          <table:table-cell table:style-name="ce2" office:value-type="float" office:value="0.776" calcext:value-type="float">
            <text:p>0,776</text:p>
          </table:table-cell>
          <table:table-cell office:value-type="string" calcext:value-type="string">
            <text:p>bin</text:p>
          </table:table-cell>
          <table:table-cell office:value-type="float" office:value="72" calcext:value-type="float">
            <text:p>7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vd</text:p>
          </table:table-cell>
          <table:table-cell/>
          <table:table-cell table:formula="of:=[.D2]*[.E2]" office:value-type="float" office:value="14904" calcext:value-type="float">
            <text:p>14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0198</text:p>
          </table:table-cell>
          <table:table-cell office:value-type="float" office:value="2.502" calcext:value-type="float">
            <text:p>2,502</text:p>
          </table:table-cell>
          <table:table-cell office:value-type="string" calcext:value-type="string">
            <text:p>means</text:p>
          </table:table-cell>
          <table:table-cell office:value-type="float" office:value="72" calcext:value-type="float">
            <text:p>7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vd</text:p>
          </table:table-cell>
          <table:table-cell table:formula="of:=[.B3]/[.B2]" office:value-type="float" office:value="3.22422680412371" calcext:value-type="float">
            <text:p>3,2242268041</text:p>
          </table:table-cell>
          <table:table-cell table:formula="of:=[.D3]*[.E3]" office:value-type="float" office:value="14904" calcext:value-type="float">
            <text:p>14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0198</text:p>
          </table:table-cell>
          <table:table-cell table:style-name="ce4" office:value-type="float" office:value="2.54" calcext:value-type="float">
            <text:p>2,540</text:p>
          </table:table-cell>
          <table:table-cell office:value-type="string" calcext:value-type="string">
            <text:p>means</text:p>
          </table:table-cell>
          <table:table-cell office:value-type="float" office:value="72" calcext:value-type="float">
            <text:p>7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lin</text:p>
          </table:table-cell>
          <table:table-cell/>
          <table:table-cell table:formula="of:=[.D4]*[.E4]" office:value-type="float" office:value="14904" calcext:value-type="float">
            <text:p>149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0199</text:p>
          </table:table-cell>
          <table:table-cell office:value-type="float" office:value="3.675" calcext:value-type="float">
            <text:p>3,675</text:p>
          </table:table-cell>
          <table:table-cell office:value-type="string" calcext:value-type="string">
            <text:p>bin</text:p>
          </table:table-cell>
          <table:table-cell office:value-type="float" office:value="448" calcext:value-type="float">
            <text:p>44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vd</text:p>
          </table:table-cell>
          <table:table-cell/>
          <table:table-cell table:formula="of:=[.D5]*[.E5]" office:value-type="float" office:value="139776" calcext:value-type="float">
            <text:p>139776</text:p>
          </table:table-cell>
          <table:table-cell table:formula="of:=[.H5]/[.H4]" office:value-type="float" office:value="9.37842190016103" calcext:value-type="float">
            <text:p>9,3784219002</text:p>
          </table:table-cell>
          <table:table-cell table:formula="of:=[.B5]/[.B2]" office:value-type="float" office:value="4.73582474226804" calcext:value-type="float">
            <text:p>4,7358247423</text:p>
          </table:table-cell>
        </table:table-row>
        <table:table-row table:style-name="ro1">
          <table:table-cell office:value-type="string" calcext:value-type="string">
            <text:p>C00199</text:p>
          </table:table-cell>
          <table:table-cell office:value-type="float" office:value="12.657" calcext:value-type="float">
            <text:p>12,657</text:p>
          </table:table-cell>
          <table:table-cell office:value-type="string" calcext:value-type="string">
            <text:p>means</text:p>
          </table:table-cell>
          <table:table-cell office:value-type="float" office:value="448" calcext:value-type="float">
            <text:p>44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vd</text:p>
          </table:table-cell>
          <table:table-cell table:formula="of:=[.B6]/[.B5]" office:value-type="float" office:value="3.44408163265306" calcext:value-type="float">
            <text:p>3,4440816327</text:p>
          </table:table-cell>
          <table:table-cell table:formula="of:=[.D6]*[.E6]" office:value-type="float" office:value="139776" calcext:value-type="float">
            <text:p>139776</text:p>
          </table:table-cell>
          <table:table-cell/>
          <table:table-cell table:formula="of:=[.B6]/[.B3]" office:value-type="float" office:value="5.05875299760192" calcext:value-type="float">
            <text:p>5,0587529976</text:p>
          </table:table-cell>
        </table:table-row>
        <table:table-row table:style-name="ro1">
          <table:table-cell office:value-type="string" calcext:value-type="string">
            <text:p>C00199</text:p>
          </table:table-cell>
          <table:table-cell office:value-type="float" office:value="13.796" calcext:value-type="float">
            <text:p>13,796</text:p>
          </table:table-cell>
          <table:table-cell office:value-type="string" calcext:value-type="string">
            <text:p>means</text:p>
          </table:table-cell>
          <table:table-cell office:value-type="float" office:value="448" calcext:value-type="float">
            <text:p>448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lin</text:p>
          </table:table-cell>
          <table:table-cell/>
          <table:table-cell table:formula="of:=[.D7]*[.E7]" office:value-type="float" office:value="139776" calcext:value-type="float">
            <text:p>139776</text:p>
          </table:table-cell>
          <table:table-cell/>
          <table:table-cell table:formula="of:=[.B7]/[.B4]" office:value-type="float" office:value="5.43149606299213" calcext:value-type="float">
            <text:p>5,431496063</text:p>
          </table:table-cell>
        </table:table-row>
        <table:table-row table:style-name="ro1">
          <table:table-cell office:value-type="string" calcext:value-type="string">
            <text:p>Whole DB</text:p>
          </table:table-cell>
          <table:table-cell office:value-type="float" office:value="72.23" calcext:value-type="float">
            <text:p>72,23</text:p>
          </table:table-cell>
          <table:table-cell office:value-type="string" calcext:value-type="string">
            <text:p>bin</text:p>
          </table:table-cell>
          <table:table-cell table:style-name="ce5" office:value-type="float" office:value="7539" calcext:value-type="float">
            <text:p>7539</text:p>
          </table:table-cell>
          <table:table-cell table:style-name="ce5" office:value-type="float" office:value="1191" calcext:value-type="float">
            <text:p>1191</text:p>
          </table:table-cell>
          <table:table-cell office:value-type="string" calcext:value-type="string">
            <text:p>svd</text:p>
          </table:table-cell>
          <table:table-cell/>
          <table:table-cell table:formula="of:=[.E9]*[.E8]" office:value-type="float" office:value="1418481" calcext:value-type="float">
            <text:p>1418481</text:p>
          </table:table-cell>
          <table:table-cell table:formula="of:=[.H8]/[.H7]" office:value-type="float" office:value="10.1482443337912" calcext:value-type="float">
            <text:p>10,1482443338</text:p>
          </table:table-cell>
          <table:table-cell table:formula="of:=[.B8]/[.B5]" office:value-type="float" office:value="19.6544217687075" calcext:value-type="float">
            <text:p>19,6544217687</text:p>
          </table:table-cell>
        </table:table-row>
        <table:table-row table:style-name="ro1">
          <table:table-cell office:value-type="string" calcext:value-type="string">
            <text:p>Whole DB</text:p>
          </table:table-cell>
          <table:table-cell office:value-type="float" office:value="236.105" calcext:value-type="float">
            <text:p>236,105</text:p>
          </table:table-cell>
          <table:table-cell office:value-type="string" calcext:value-type="string">
            <text:p>means</text:p>
          </table:table-cell>
          <table:table-cell table:style-name="ce5" office:value-type="float" office:value="7539" calcext:value-type="float">
            <text:p>7539</text:p>
          </table:table-cell>
          <table:table-cell table:style-name="ce5" office:value-type="float" office:value="1191" calcext:value-type="float">
            <text:p>1191</text:p>
          </table:table-cell>
          <table:table-cell office:value-type="string" calcext:value-type="string">
            <text:p>svd</text:p>
          </table:table-cell>
          <table:table-cell table:formula="of:=[.B9]/[.B8]" office:value-type="float" office:value="3.26879412986294" calcext:value-type="float">
            <text:p>3,2687941299</text:p>
          </table:table-cell>
          <table:table-cell table:formula="of:=[.D9]*[.E9]" office:value-type="float" office:value="8978949" calcext:value-type="float">
            <text:p>8978949</text:p>
          </table:table-cell>
          <table:table-cell/>
          <table:table-cell table:formula="of:=[.B9]/[.B6]" office:value-type="float" office:value="18.6541044481315" calcext:value-type="float">
            <text:p>18,6541044481</text:p>
          </table:table-cell>
        </table:table-row>
        <table:table-row table:style-name="ro2" table:number-rows-repeated="3">
          <table:table-cell table:style-name="Default" table:number-columns-repeated="6"/>
          <table:table-cell table:number-columns-repeated="4"/>
        </table:table-row>
        <table:table-row table:style-name="ro2">
          <table:table-cell table:style-name="Default" table:formula="of:=AVERAGE([.G1:.G9])" office:value-type="float" office:value="3.31236752221324" calcext:value-type="float">
            <text:p>3,3123675222</text:p>
          </table:table-cell>
          <table:table-cell table:style-name="Default" office:value-type="string" calcext:value-type="string">
            <text:p><text:s/>fois plus long en moyenne entre les deux matrices</text:p>
          </table:table-cell>
          <table:table-cell table:style-name="Default" table:number-columns-repeated="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1P0"/>
    </number:currency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car </meta:initial-creator>
    <meta:creation-date>2016-04-25T15:22:43.152764175</meta:creation-date>
    <dc:date>2016-04-25T19:07:20.701077349</dc:date>
    <dc:creator>Oscar </dc:creator>
    <meta:editing-duration>PT2H58M7S</meta:editing-duration>
    <meta:editing-cycles>1</meta:editing-cycles>
    <meta:document-statistic meta:table-count="1" meta:cell-count="73" meta:object-count="0"/>
    <meta:generator>LibreOffice/4.4.3.2$Linux_X86_64 LibreOffice_project/40m0$Build-2</meta:generator>
  </office:meta>
</office:document-meta>
</file>